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_p, мА</text:p>
          </table:table-cell>
          <table:table-cell office:value-type="string" calcext:value-type="string">
            <text:p>B, 1/В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T_e, эВ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_e, м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\omega_p, 1/с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5" calcext:value-type="float">
            <text:p>5</text:p>
          </table:table-cell>
          <table:table-cell office:value-type="float" office:value="0.111299" calcext:value-type="float">
            <text:p>0.111299</text:p>
          </table:table-cell>
          <table:table-cell office:value-type="float" office:value="0.01188" calcext:value-type="float">
            <text:p>0.01188</text:p>
          </table:table-cell>
          <table:table-cell table:formula="of:=1/2/[.D11]" office:value-type="float" office:value="4.49240334594201" calcext:value-type="float">
            <text:p>4.49240334594201</text:p>
          </table:table-cell>
          <table:table-cell table:formula="of:=[.E11]/[.D11]*[.F11]" office:value-type="float" office:value="0.479516902665712" calcext:value-type="float">
            <text:p>0.479516902665712</text:p>
          </table:table-cell>
          <table:table-cell office:value-type="float" office:value="7.64" calcext:value-type="float">
            <text:p>7.64</text:p>
          </table:table-cell>
          <table:table-cell office:value-type="float" office:value="0.09" calcext:value-type="float">
            <text:p>0.09</text:p>
          </table:table-cell>
          <table:table-cell office:value-type="float" office:value="32.9" calcext:value-type="float">
            <text:p>32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3" calcext:value-type="float">
            <text:p>3</text:p>
          </table:table-cell>
          <table:table-cell office:value-type="float" office:value="0.135547" calcext:value-type="float">
            <text:p>0.135547</text:p>
          </table:table-cell>
          <table:table-cell office:value-type="float" office:value="0.01246" calcext:value-type="float">
            <text:p>0.01246</text:p>
          </table:table-cell>
          <table:table-cell table:formula="of:=1/2/[.D12]" office:value-type="float" office:value="3.68875740518049" calcext:value-type="float">
            <text:p>3.68875740518049</text:p>
          </table:table-cell>
          <table:table-cell table:formula="of:=[.E12]/[.D12]*[.F12]" office:value-type="float" office:value="0.339084725361306" calcext:value-type="float">
            <text:p>0.339084725361306</text:p>
          </table:table-cell>
          <table:table-cell office:value-type="float" office:value="4.01" calcext:value-type="float">
            <text:p>4.01</text:p>
          </table:table-cell>
          <table:table-cell office:value-type="float" office:value="0.06" calcext:value-type="float">
            <text:p>0.06</text:p>
          </table:table-cell>
          <table:table-cell office:value-type="float" office:value="9.07" calcext:value-type="float">
            <text:p>9.0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float" office:value="1.5" calcext:value-type="float">
            <text:p>1.5</text:p>
          </table:table-cell>
          <table:table-cell office:value-type="float" office:value="0.143638" calcext:value-type="float">
            <text:p>0.143638</text:p>
          </table:table-cell>
          <table:table-cell office:value-type="float" office:value="0.01022" calcext:value-type="float">
            <text:p>0.01022</text:p>
          </table:table-cell>
          <table:table-cell table:formula="of:=1/2/[.D13]" office:value-type="float" office:value="3.4809730015734" calcext:value-type="float">
            <text:p>3.4809730015734</text:p>
          </table:table-cell>
          <table:table-cell table:formula="of:=[.E13]/[.D13]*[.F13]" office:value-type="float" office:value="0.247675016890239" calcext:value-type="float">
            <text:p>0.247675016890239</text:p>
          </table:table-cell>
          <table:table-cell office:value-type="float" office:value="2.06" calcext:value-type="float">
            <text:p>2.06</text:p>
          </table:table-cell>
          <table:table-cell office:value-type="float" office:value="0.03" calcext:value-type="float">
            <text:p>0.03</text:p>
          </table:table-cell>
          <table:table-cell office:value-type="float" office:value="2.38" calcext:value-type="float">
            <text:p>2.38</text:p>
          </table:table-cell>
          <table:table-cell office:value-type="float" office:value="0.04" calcext:value-type="float">
            <text:p>0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06:20:52.312304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03:20:50.070751155</meta:creation-date>
    <dc:date>2020-12-09T07:22:55.212689637</dc:date>
    <meta:editing-duration>PT21H1M22S</meta:editing-duration>
    <meta:editing-cycles>3</meta:editing-cycles>
    <meta:generator>LibreOffice/6.0.7.3$Linux_X86_64 LibreOffice_project/00m0$Build-3</meta:generator>
    <meta:document-statistic meta:table-count="1" meta:cell-count="60" meta:object-count="0"/>
  </office:meta>
</office:document-meta>
</file>